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ractorHandler.characters( char [ ] ch , int start ,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tractorHandler.startElement( String uri , String local , String name ,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ractorHandler.warning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ractorHandler.ExtractorHandler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ractorHandler.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ractorHandler.fatal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